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8039" officeooo:paragraph-rsid="00028039"/>
    </style:style>
    <style:style style:name="P2" style:family="paragraph" style:parent-style-name="Standard">
      <style:text-properties officeooo:rsid="0002d99e" officeooo:paragraph-rsid="0002d99e"/>
    </style:style>
    <style:style style:name="P3" style:family="paragraph" style:parent-style-name="Standard">
      <style:text-properties fo:language="fr" fo:country="FR" officeooo:rsid="0002d99e" officeooo:paragraph-rsid="0002d99e"/>
    </style:style>
    <style:style style:name="P4" style:family="paragraph" style:parent-style-name="Standard">
      <style:text-properties officeooo:rsid="0003c562" officeooo:paragraph-rsid="0003c562"/>
    </style:style>
    <style:style style:name="P5" style:family="paragraph" style:parent-style-name="Standard">
      <style:text-properties fo:font-weight="bold" officeooo:rsid="0002d99e" officeooo:paragraph-rsid="0002d99e" style:font-weight-asian="bold" style:font-weight-complex="bold"/>
    </style:style>
    <style:style style:name="P6" style:family="paragraph" style:parent-style-name="Standard">
      <style:text-properties fo:font-weight="bold" officeooo:rsid="000714d6" officeooo:paragraph-rsid="000714d6" style:font-weight-asian="bold" style:font-weight-complex="bold"/>
    </style:style>
    <style:style style:name="P7" style:family="paragraph" style:parent-style-name="Standard">
      <style:text-properties fo:font-weight="bold" officeooo:rsid="00051b6c" officeooo:paragraph-rsid="00051b6c" style:font-weight-asian="bold" style:font-weight-complex="bold"/>
    </style:style>
    <style:style style:name="P8" style:family="paragraph" style:parent-style-name="Standard">
      <style:text-properties fo:font-weight="bold" officeooo:rsid="0009bd43" officeooo:paragraph-rsid="0009bd43" style:font-weight-asian="bold" style:font-weight-complex="bold"/>
    </style:style>
    <style:style style:name="P9" style:family="paragraph" style:parent-style-name="Standard">
      <style:text-properties fo:font-weight="normal" officeooo:rsid="000714d6" officeooo:paragraph-rsid="000714d6" style:font-weight-asian="normal" style:font-weight-complex="normal"/>
    </style:style>
    <style:style style:name="P10" style:family="paragraph">
      <style:paragraph-properties fo:text-align="center"/>
    </style:style>
    <style:style style:name="T1" style:family="text">
      <style:text-properties officeooo:rsid="00089d19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marker-start="Arrowheads_20_2" draw:marker-end="Arrowheads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="none" draw:fill-color="#ffffff" fo:min-height="0.291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marker-start="Arrowheads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marker-end="Arrowheads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150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23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fill="none" draw:fill-color="#ffffff" fo:min-height="0.2547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njour, </text:p>
      <text:p text:style-name="P1">J' ai écrit les codes de Bandit partielle Exp3</text:p>
      <text:p text:style-name="P1">J'ai modélisé l'algorithme Bandit Exp3 pour notre modèle :</text:p>
      <text:p text:style-name="P1"/>
      <text:p text:style-name="P1">1. Nombre de tour : basé sur le budget de CPU, ici le temps maximum de simualtion (e.x 100ans)</text:p>
      <text:p text:style-name="P1">2. K bras : K est le nombre de villes dans une métapopulation. Ici, on a K différente métapopulations qui ont le nombre de villes de 1 à K.</text:p>
      <text:p text:style-name="P1">3. Résultat obtenu : c'est une list qui contient deux événement :</text:p>
      <text:p text:style-name="P1"><text:tab/>a. les poinds de chaque métapopulation à chaque tour</text:p>
      <text:p text:style-name="P1"><text:tab/>b. les récompense obtenues de chaque métapopulation à chaque tour.</text:p>
      <text:p text:style-name="P1"/>
      <text:p text:style-name="P2">4. Fonctionner le programme</text:p>
      <text:p text:style-name="P3"><text:bookmark text:name="result_box"/>Exp3 signifie algorithme exponentiel poids pour l'exploration et de l'exploitation.<text:line-break/>### Il fonctionne en maintenant une liste de poids pour chacune des actions, en utilisant ces poids pour décider de façon aléatoire les mesures à prendre à côté, et l'augmentation (diminution) des poids pertinentes quand un paiement est bonne (mauvaise).<text:line-break/>### Nous introduisons en outre un facteur de l'égalitarisme \ gamma \ in [0,1] qui règle le désir de prendre une action uniformément au hasard.<text:line-break/>### Autrement dit, si \ gamma = 1, les poids sont sans effet sur les choix à chaque étape.</text:p>
      <text:p text:style-name="P4">#TSCPU : temps de simulation de CPU en année </text:p>
      <text:p text:style-name="P4">#TStep : intervalle d'échantillon </text:p>
      <text:p text:style-name="P4">#KsubPOP : nombre de villes maximum </text:p>
      <text:p text:style-name="P4">#gamma : un facteur d'égalitarisme \ gamma \ in [0,1] qui règle le désir de prendre une action uniformément au hasard. </text:p>
      <text:p text:style-name="P4">##Parametre de simulation de SEIR</text:p>
      <text:p text:style-name="P4"/>
      <text:p text:style-name="P5">EXP3Bandit (TSCPU=30,TStep=10,KsubPOP=4,gamma=0.7, <text:s text:c="21"/>N=1e5,nbCONTACT0=100,nbCONTACT1=0.10,grain=1090,nbMulCONTACT=1,phiMIN=0.0,phiMAX=0.0,probVISITER=0.0,probINFECTER=0.01)</text:p>
      <text:p text:style-name="P5"/>
      <text:p text:style-name="P9">Une nouvelle définition du taux d'extinction :</text:p>
      <text:p text:style-name="P9">Faire une seule simulation avec n sousPOP (\rho=0) <text:s/>toutes de tailles (N1=N2=N3=...=Nn)</text:p>
      <text:p text:style-name="P9"><draw:line text:anchor-type="paragraph" draw:z-index="4" draw:style-name="gr2" draw:text-style-name="P10" svg:x1="1.5992in" svg:y1="0.1839in" svg:x2="1.5937in" svg:y2="1.0902in"><text:p/></draw:line>Taux d'extinction :</text:p>
      <text:p text:style-name="P9"><draw:line text:anchor-type="paragraph" draw:z-index="0" draw:style-name="gr1" draw:text-style-name="P10" svg:x1="0.3126in" svg:y1="0.1646in" svg:x2="0.6146in" svg:y2="0.1646in"><text:p/></draw:line></text:p>
      <text:p text:style-name="P7"><draw:line text:anchor-type="paragraph" draw:z-index="3" draw:style-name="gr1" draw:text-style-name="P10" svg:x1="0.302in" svg:y1="0.55in" svg:x2="1.3386in" svg:y2="0.55in"><text:p/></draw:line><draw:line text:anchor-type="paragraph" draw:z-index="2" draw:style-name="gr1" draw:text-style-name="P10" svg:x1="0.2972in" svg:y1="0.3783in" svg:x2="0.8701in" svg:y2="0.3783in"><text:p/></draw:line><draw:line text:anchor-type="paragraph" draw:z-index="1" draw:style-name="gr1" draw:text-style-name="P10" svg:x1="0.3126in" svg:y1="0.1646in" svg:x2="1.9433in" svg:y2="0.1646in"><text:p/></draw:line></text:p>
      <text:p text:style-name="P7"/>
      <text:p text:style-name="P7"><draw:caption text:anchor-type="paragraph" draw:z-index="5" draw:style-name="gr3" svg:width="1.3079in" svg:height="0.2921in" svg:x="2.0728in" svg:y="0.178in" draw:caption-point-x="-0.3646in" draw:caption-point-y="-0.0835in"><text:p>Fin de simulation</text:p></draw:caption></text:p>
      <text:p text:style-name="P7"/>
      <text:p text:style-name="P6">Données censurées <text:span text:style-name="T1">à date</text:span></text:p>
      <text:p text:style-name="P6">Es<text:span text:style-name="T1">timer taux d'extinction avec survival</text:span></text:p>
      <text:p text:style-name="P6"><draw:caption text:anchor-type="paragraph" draw:z-index="11" draw:style-name="gr8" svg:width="1.1567in" svg:height="0.576in" svg:x="2.6925in" svg:y="0.3228in" draw:caption-point-x="-0.687in" draw:caption-point-y="0.6717in"><text:p>Population indépendantes (\rho=0)</text:p></draw:caption><draw:frame text:anchor-type="paragraph" draw:z-index="10" draw:style-name="gr7" svg:width="1.448in" svg:height="0.2398in" svg:x="-0.0209in" svg:y="0.1925in"><draw:text-box><text:p>Taux d'extinction</text:p></draw:text-box></draw:frame><draw:frame text:anchor-type="paragraph" draw:z-index="9" draw:style-name="gr6" svg:width="1.037in" svg:height="0.1925in" svg:x="2.0937in" svg:y="1.6146in"><draw:text-box><text:p>Taille sousPOP</text:p></draw:text-box></draw:frame><draw:path text:anchor-type="paragraph" draw:z-index="8" draw:style-name="gr2" draw:text-style-name="P10" svg:width="1.8579in" svg:height="0.9087in" draw:transform="rotate (-0.840376034835269) translate (2.03107689353176in -0.118881480282662in)" svg:viewBox="0 0 4720 2309" svg:d="M0 2237c233-28 449 73 688 65 193-7 395 22 589-5 195-27 392-15 589-41 193-26 388-72 572-144 242-96 435-285 641-439 239-179 474-379 660-617 116-149 267-268 389-414 83-99 170-203 265-295 106-104 205-217 309-327l18-20"><text:p/></draw:path><draw:line text:anchor-type="paragraph" draw:z-index="7" draw:style-name="gr5" draw:text-style-name="P10" svg:x1="1.2602in" svg:y1="1.448in" svg:x2="3.9118in" svg:y2="1.4528in"><text:p/></draw:line><draw:line text:anchor-type="paragraph" draw:z-index="6" draw:style-name="gr4" draw:text-style-name="P10" svg:x1="1.2602in" svg:y1="0.25in" svg:x2="1.2602in" svg:y2="1.448in"><text:p/></draw:lin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8">Package bandit :</text:p>
      <text:p text:style-name="P8">Je pense que, j'ai créer une package Bandit qui est indépendant avec le package dizzys. Dans le package Bandit, il y a des fonctions qui appellent les fonctions du packages Dizzy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2" draw:display-name="Arrowheads 2" svg:viewBox="0 0 836 110" svg:d="M0 0h278 278 280v36 36 38h-278-278-280v-36-36z"/>
    <draw:marker draw:name="Arrowheads_20_3" draw:display-name="Arrowheads 3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8T18:32:44.341709740</meta:creation-date>
    <dc:date>2015-09-29T11:26:53.765984978</dc:date>
    <meta:editing-duration>PT1H24M40S</meta:editing-duration>
    <meta:editing-cycles>7</meta:editing-cycles>
    <meta:generator>LibreOffice/4.2.8.2$Linux_X86_64 LibreOffice_project/420m0$Build-2</meta:generator>
    <meta:document-statistic meta:table-count="0" meta:image-count="0" meta:object-count="0" meta:page-count="2" meta:paragraph-count="23" meta:word-count="309" meta:character-count="1999" meta:non-whitespace-character-count="1684"/>
  </office:meta>
</office:document-meta>
</file>